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ira Code" svg:font-family="'Fira Code'" style:font-adornments="Regular" style:font-pitch="variable"/>
    <style:font-face style:name="Graublau Sans1" svg:font-family="'Graublau Sans'" style:font-adornments="Book" style:font-pitch="variable"/>
    <style:font-face style:name="Graublau Sans2" svg:font-family="'Graublau Sans'" style:font-adornments="Book Italic" style:font-pitch="variable"/>
    <style:font-face style:name="Greta Text Pro" svg:font-family="'Greta Text Pro'" style:font-adornments="Regular" style:font-pitch="variable"/>
    <style:font-face style:name="Times New Roman" svg:font-family="'Times New Roman'" style:font-family-generic="roman" style:font-pitch="variable"/>
    <style:font-face style:name="Graublau Sans" svg:font-family="'Graubla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ira Code" svg:font-family="'Fira Code'" style:font-adornments="Regular" style:font-pitch="variable"/>
    <style:font-face style:name="Graublau Sans1" svg:font-family="'Graublau Sans'" style:font-adornments="Book" style:font-pitch="variable"/>
    <style:font-face style:name="Graublau Sans2" svg:font-family="'Graublau Sans'" style:font-adornments="Book Italic" style:font-pitch="variable"/>
    <style:font-face style:name="Greta Text Pro" svg:font-family="'Greta Text Pro'" style:font-adornments="Regular" style:font-pitch="variable"/>
    <style:font-face style:name="Times New Roman" svg:font-family="'Times New Roman'" style:font-family-generic="roman" style:font-pitch="variable"/>
    <style:font-face style:name="Graublau Sans" svg:font-family="'Graubla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line-height="150%" fo:text-align="justify" style:justify-single-word="false" style:page-number="auto" style:writing-mode="page"/>
      <style:text-properties style:font-name="Greta Text Pro" fo:font-family="'Greta Text Pro'" style:font-style-name="Regular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Graublau Sans" fo:font-family="'Graublau Sans'" style:font-style-name="Book" style:font-family-generic="swiss" style:font-pitch="variable" fo:font-size="15pt" fo:font-weight="350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cm" fo:margin-bottom="0.21cm" loext:contextual-spacing="false" fo:line-height="100%" fo:text-align="start" style:justify-single-word="false" text:number-lines="false" text:line-number="0" style:writing-mode="page"/>
      <style:text-properties style:font-name="Graublau Sans1" fo:font-family="'Graublau Sans'" style:font-style-name="Book" style:font-pitch="variable" fo:font-size="12pt" fo:font-style="normal" fo:font-weight="350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loext:contextual-spacing="false" fo:line-height="120%" fo:text-align="center" style:justify-single-word="false" fo:text-indent="0cm" style:auto-text-indent="false" style:page-number="auto" style:writing-mode="page"/>
      <style:text-properties style:font-name="Graublau Sans2" fo:font-family="'Graublau Sans'" style:font-style-name="Book Italic" style:font-pitch="variable" fo:font-size="12pt" fo:font-style="italic" fo:font-weight="350"/>
    </style:style>
    <style:style style:name="Preformatted_20_Text" style:display-name="Preformatted Text" style:family="paragraph" style:parent-style-name="Standard" style:class="html">
      <style:paragraph-properties fo:margin-top="0.199cm" fo:margin-bottom="0.199cm" loext:contextual-spacing="false" fo:line-height="100%" fo:text-align="start" style:justify-single-word="false" style:writing-mode="page"/>
      <style:text-properties style:font-name="Fira Code" fo:font-family="'Fira Code'" style:font-style-name="Regular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1$MacOSX_X86_64 LibreOffice_project/3b800451b1d0c48045de03b5b3c7bbbac87f20d9</meta:generator>
    <meta:editing-duration>PT7M34S</meta:editing-duration>
    <meta:editing-cycles>2</meta:editing-cycles>
    <meta:initial-creator>Ian Andolina</meta:initial-creator>
    <meta:creation-date>2017-03-11T15:52:43.352920000</meta:creation-date>
    <dc:date>2017-03-11T15:57:27.360776000</dc:date>
    <dc:creator>Ian Andolina</dc:creator>
    <meta:document-statistic meta:table-count="0" meta:image-count="0" meta:object-count="0" meta:page-count="1" meta:paragraph-count="2" meta:word-count="3" meta:character-count="14" meta:non-whitespace-character-count="12"/>
  </office:meta>
</office:document-meta>
</file>